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6cm" svg:stroke-color="#000000" draw:marker-start-width="0.29cm" draw:marker-end-width="0.29cm" draw:fill="solid" draw:fill-color="#aecf00" draw:textarea-horizontal-align="justify" draw:textarea-vertical-align="middle" draw:auto-grow-height="false" fo:padding-top="0.155cm" fo:padding-bottom="0.155cm" fo:padding-left="0.28cm" fo:padding-right="0.28cm"/>
    </style:style>
    <style:style style:name="gr3" style:family="graphic" style:parent-style-name="standard">
      <style:graphic-properties svg:stroke-width="0.06cm" svg:stroke-color="#000000" draw:marker-start-width="0.29cm" draw:marker-end-width="0.29cm" draw:fill="solid" draw:fill-color="#4b1f6f" draw:textarea-horizontal-align="justify" draw:textarea-vertical-align="middle" draw:auto-grow-height="false" fo:padding-top="0.155cm" fo:padding-bottom="0.155cm" fo:padding-left="0.28cm" fo:padding-right="0.28cm"/>
    </style:style>
    <style:style style:name="gr4" style:family="graphic" style:parent-style-name="standard">
      <style:graphic-properties svg:stroke-width="0.06cm" svg:stroke-color="#000000" draw:marker-start-width="0.29cm" draw:marker-end-width="0.29cm" draw:fill="solid" draw:fill-color="#c5000b" draw:textarea-horizontal-align="justify" draw:textarea-vertical-align="middle" draw:auto-grow-height="false" fo:padding-top="0.155cm" fo:padding-bottom="0.155cm" fo:padding-left="0.28cm" fo:padding-right="0.28cm"/>
    </style:style>
    <style:style style:name="gr5" style:family="graphic" style:parent-style-name="standard">
      <style:graphic-properties svg:stroke-width="0.06cm" svg:stroke-color="#000000" draw:marker-start-width="0.29cm" draw:marker-end-width="0.29cm" draw:fill="solid" draw:fill-color="#0084d1" draw:textarea-horizontal-align="justify" draw:textarea-vertical-align="middle" draw:auto-grow-height="false" fo:padding-top="0.155cm" fo:padding-bottom="0.155cm" fo:padding-left="0.28cm" fo:padding-right="0.28cm"/>
    </style:style>
    <style:style style:name="gr6" style:family="graphic" style:parent-style-name="standard">
      <style:graphic-properties svg:stroke-width="0.06cm" svg:stroke-color="#000000" draw:marker-start-width="0.29cm" draw:marker-end-width="0.29cm" draw:fill="solid" draw:fill-color="#ff950e" draw:textarea-horizontal-align="justify" draw:textarea-vertical-align="middle" draw:auto-grow-height="false" fo:padding-top="0.155cm" fo:padding-bottom="0.155cm" fo:padding-left="0.28cm" fo:padding-right="0.28cm"/>
    </style:style>
    <style:style style:name="gr7" style:family="graphic" style:parent-style-name="standard">
      <style:graphic-properties svg:stroke-width="0.06cm" svg:stroke-color="#000000" draw:marker-start-width="0.29cm" draw:marker-end-width="0.29cm" draw:fill="solid" draw:fill-color="#008000" draw:textarea-horizontal-align="justify" draw:textarea-vertical-align="middle" draw:auto-grow-height="false" fo:padding-top="0.155cm" fo:padding-bottom="0.155cm" fo:padding-left="0.28cm" fo:padding-right="0.28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1" style:family="graphic" style:parent-style-name="standard">
      <style:graphic-properties draw:fill="solid" draw:fill-color="#6666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3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4" style:family="graphic" style:parent-style-name="standard">
      <style:graphic-properties svg:stroke-width="0.06cm" svg:stroke-color="#000000" draw:marker-start-width="0.29cm" draw:marker-end-width="0.29cm" draw:fill="solid" draw:fill-color="#aecf00" draw:textarea-horizontal-align="justify" draw:textarea-vertical-align="middle" draw:auto-grow-height="false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16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9966cc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808000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00808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00b8ff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0066cc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c5000b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svg:stroke-width="0.06cm" svg:stroke-color="#000000" draw:marker-start-width="0.29cm" draw:marker-end-width="0.29cm" draw:fill="solid" draw:fill-color="#4b1f6f" draw:textarea-horizontal-align="justify" draw:textarea-vertical-align="middle" draw:auto-grow-height="false" fo:padding-top="0.155cm" fo:padding-bottom="0.155cm" fo:padding-left="0.28cm" fo:padding-right="0.28cm"/>
    </style:style>
    <style:style style:name="gr25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26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27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28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29" style:family="graphic" style:parent-style-name="standard">
      <style:graphic-properties svg:stroke-width="0.06cm" svg:stroke-color="#000000" draw:marker-start-width="0.29cm" draw:marker-end-width="0.29cm" draw:fill="solid" draw:fill-color="#c5000b" draw:textarea-horizontal-align="justify" draw:textarea-vertical-align="middle" draw:auto-grow-height="false" fo:padding-top="0.155cm" fo:padding-bottom="0.155cm" fo:padding-left="0.28cm" fo:padding-right="0.28cm"/>
    </style:style>
    <style:style style:name="gr3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34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35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36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37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38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39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40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41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42" style:family="graphic" style:parent-style-name="standard">
      <style:graphic-properties svg:stroke-width="0.06cm" svg:stroke-color="#000000" draw:marker-start-width="0.29cm" draw:marker-end-width="0.29cm" draw:fill="solid" draw:fill-color="#0084d1" draw:textarea-horizontal-align="justify" draw:textarea-vertical-align="middle" draw:auto-grow-height="false" fo:padding-top="0.155cm" fo:padding-bottom="0.155cm" fo:padding-left="0.28cm" fo:padding-right="0.28cm"/>
    </style:style>
    <style:style style:name="gr4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4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45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46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47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48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49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0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1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2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3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4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5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6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7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58" style:family="graphic" style:parent-style-name="standard">
      <style:graphic-properties svg:stroke-width="0.06cm" svg:stroke-color="#000000" draw:marker-start-width="0.29cm" draw:marker-end-width="0.29cm" draw:fill="solid" draw:fill-color="#ff950e" draw:textarea-horizontal-align="justify" draw:textarea-vertical-align="middle" draw:auto-grow-height="false" fo:padding-top="0.155cm" fo:padding-bottom="0.155cm" fo:padding-left="0.28cm" fo:padding-right="0.28cm"/>
    </style:style>
    <style:style style:name="gr5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0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1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2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3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4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5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6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7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8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69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0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1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2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3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4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5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6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7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8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79" style:family="graphic" style:parent-style-name="standard">
      <style:graphic-properties svg:stroke-width="0.06cm" svg:stroke-color="#000000" draw:marker-start-width="0.29cm" draw:marker-end-width="0.29cm" draw:fill="solid" draw:fill-color="#008000" draw:textarea-horizontal-align="justify" draw:textarea-vertical-align="middle" draw:auto-grow-height="false" fo:padding-top="0.155cm" fo:padding-bottom="0.155cm" fo:padding-left="0.28cm" fo:padding-right="0.28cm"/>
    </style:style>
    <style:style style:name="gr8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81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82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83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84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85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86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87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88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89" style:family="graphic" style:parent-style-name="standard" style:list-style-name="L1">
      <style:graphic-properties svg:stroke-width="0.06cm" svg:stroke-color="#000000" draw:marker-start-width="0.29cm" draw:marker-end-width="0.29cm" draw:fill="solid" draw:fill-color="#ffffff" draw:textarea-horizontal-align="justify" draw:textarea-vertical-align="middle" draw:auto-grow-height="false" fo:padding-top="0.155cm" fo:padding-bottom="0.155cm" fo:padding-left="0.28cm" fo:padding-right="0.28cm"/>
    </style:style>
    <style:style style:name="gr90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1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2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3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4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5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6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7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8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99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00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01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02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03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04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05" style:family="graphic" style:parent-style-name="standard" style:list-style-name="L1">
      <style:graphic-properties svg:stroke-width="0.06cm" svg:stroke-color="#000000" draw:marker-start-width="0.29cm" draw:marker-end-width="0.29cm" draw:fill="solid" draw:fill-color="#808000" draw:textarea-horizontal-align="justify" draw:textarea-vertical-align="middle" draw:auto-grow-height="false" fo:padding-top="0.155cm" fo:padding-bottom="0.155cm" fo:padding-left="0.28cm" fo:padding-right="0.28cm"/>
    </style:style>
    <style:style style:name="gr106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07" style:family="graphic" style:parent-style-name="standard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08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09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0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1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2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3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4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5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6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7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8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19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0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1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2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3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4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5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6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7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8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29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30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gr131" style:family="graphic" style:parent-style-name="standard" style:list-style-name="L1">
      <style:graphic-properties svg:stroke-width="0.06cm" svg:stroke-color="#000000" draw:marker-start-width="0.29cm" draw:marker-end-width="0.29cm" draw:fill="solid" draw:fill-color="#008080" draw:textarea-horizontal-align="justify" draw:textarea-vertical-align="middle" draw:auto-grow-height="fals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Monospace" style:font-pitch="fixed"/>
    </style:style>
    <style:style style:name="P3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4" style:family="paragraph">
      <style:paragraph-properties fo:text-align="center"/>
      <style:text-properties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1" style:family="text">
      <style:text-properties fo:font-family="Monospace" style:font-pitch="fixed"/>
    </style:style>
    <style:style style:name="T2" style:family="text">
      <style:text-properties fo:color="#ffffff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9cm" svg:height="1.4cm" svg:x="-0.9cm" svg:y="-10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0.1cm" svg:y="-10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.1cm" svg:y="-10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.1cm" svg:y="-10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3.1cm" svg:y="-10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4.1cm" svg:y="-10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5.1cm" svg:y="-10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6.1cm" svg:y="-10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7.1cm" svg:y="-10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8.1cm" svg:y="-10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9.1cm" svg:y="-10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0.1cm" svg:y="-10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1.1cm" svg:y="-10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2.1cm" svg:y="-10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3.1cm" svg:y="-10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4.1cm" svg:y="-10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5.1cm" svg:y="-10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6.1cm" svg:y="-10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7.1cm" svg:y="-10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8.1cm" svg:y="-10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19.1cm" svg:y="-10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0.1cm" svg:y="-10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1.1cm" svg:y="-10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2.1cm" svg:y="-10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3.1cm" svg:y="-10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4.1cm" svg:y="-10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5.1cm" svg:y="-10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6.1cm" svg:y="-10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7.1cm" svg:y="-10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8.1cm" svg:y="-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29.1cm" svg:y="-1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1.4cm" svg:x="30.1cm" svg:y="-10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-0.9cm" svg:y="-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0.1cm" svg:y="-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1.1cm" svg:y="-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2.1cm" svg:y="-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3.1cm" svg:y="-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4.1cm" svg:y="-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5.1cm" svg:y="-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6.1cm" svg:y="-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7.1cm" svg:y="-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8.1cm" svg:y="-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9.1cm" svg:y="-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0.1cm" svg:y="-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1.1cm" svg:y="-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2.1cm" svg:y="-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3.1cm" svg:y="-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4.1cm" svg:y="-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5.1cm" svg:y="-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6.1cm" svg:y="-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7.1cm" svg:y="-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8.1cm" svg:y="-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cm" svg:height="1.4cm" svg:x="19.1cm" svg:y="-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0.1cm" svg:y="-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1.1cm" svg:y="-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2.1cm" svg:y="-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3.1cm" svg:y="-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1.4cm" svg:x="24.1cm" svg:y="-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5.1cm" svg:y="-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6.1cm" svg:y="-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7.1cm" svg:y="-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8.1cm" svg:y="-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29.1cm" svg:y="-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4cm" svg:x="30.1cm" svg:y="-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1.2cm" svg:x="-0.9cm" svg:y="-7cm">
          <text:p text:style-name="P2"><text:span text:style-name="T1">Opcode(31:2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5.1cm" svg:y="-7cm">
          <text:p text:style-name="P2"><text:span text:style-name="T1">rs(25:21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10.1cm" svg:y="-7cm">
          <text:p text:style-name="P2"><text:span text:style-name="T1">rt(20:1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15.1cm" svg:y="-7cm">
          <text:p text:style-name="P2"><text:span text:style-name="T1">rd(15:11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20.1cm" svg:y="-7cm">
          <text:p text:style-name="P2"><text:span text:style-name="T1">shamt(10: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1.2cm" svg:x="25.1cm" svg:y="-7cm">
          <text:p text:style-name="P2"><text:span text:style-name="T1">funct(5:0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4cm" svg:height="2.7cm" svg:x="-5.2cm" svg:y="-8.5cm">
          <text:p text:style-name="P3"><text:span text:style-name="T2">Formato</text:span><text:span text:style-name="T2"><text:line-break/>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-0.9cm" svg:y="14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0.1cm" svg:y="14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1.1cm" svg:y="14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2.1cm" svg:y="14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3.1cm" svg:y="14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4.1cm" svg:y="14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5.1cm" svg:y="14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6.1cm" svg:y="14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7.1cm" svg:y="14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8.1cm" svg:y="14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1.4cm" svg:x="9.1cm" svg:y="14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0.1cm" svg:y="14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1.1cm" svg:y="14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2.1cm" svg:y="14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3.1cm" svg:y="14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4cm" svg:x="14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5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6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7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8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19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0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1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2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3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4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5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6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7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8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29.1cm" svg:y="14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1.4cm" svg:x="30.1cm" svg:y="14.8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1.2cm" svg:x="-0.9cm" svg:y="16.399cm">
          <text:p text:style-name="P2"><text:span text:style-name="T1">Opcode(31:2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5.1cm" svg:y="16.399cm">
          <text:p text:style-name="P2"><text:span text:style-name="T1">rs(25:21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1.2cm" svg:x="10.1cm" svg:y="16.399cm">
          <text:p text:style-name="P2"><text:span text:style-name="T1">rt(20:1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.9cm" svg:height="1.2cm" svg:x="15.1cm" svg:y="16.399cm">
          <text:p text:style-name="P2"><text:span text:style-name="T1">imediato(15:0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cm" svg:height="2.7cm" svg:x="-5.2cm" svg:y="14.899cm">
          <text:p text:style-name="P3"><text:span text:style-name="T2">Formato</text:span><text:span text:style-name="T2"><text:line-break/>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-0.9cm" svg:y="21.1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0.1cm" svg:y="21.1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1.1cm" svg:y="21.1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2.1cm" svg:y="21.1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3.1cm" svg:y="21.1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4cm" svg:x="4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5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6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7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8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9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0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1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2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3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4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5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6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7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8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19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0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1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2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3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4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5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6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7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8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29.1cm" svg:y="21.1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9cm" svg:height="1.4cm" svg:x="30.1cm" svg:y="21.1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cm" svg:height="1.2cm" svg:x="-0.9cm" svg:y="22.699cm">
          <text:p text:style-name="P2"><text:span text:style-name="T1">Opcode(31:26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5.9cm" svg:height="1.2cm" svg:x="5.1cm" svg:y="22.699cm">
          <text:p text:style-name="P2"><text:span text:style-name="T1">target address(25: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4cm" svg:height="2.7cm" svg:x="-5.2cm" svg:y="21.199cm">
          <text:p text:style-name="P3"><text:span text:style-name="T2">Formato</text:span><text:span text:style-name="T2"><text:line-break/></text:span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cm" svg:height="1.4cm" svg:x="-0.9cm" svg:y="-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cm" svg:height="1.4cm" svg:x="0.1cm" svg:y="-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cm" svg:height="1.4cm" svg:x="1.1cm" svg:y="-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cm" svg:height="1.4cm" svg:x="2.1cm" svg:y="-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cm" svg:height="1.4cm" svg:x="3.1cm" svg:y="-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cm" svg:height="1.4cm" svg:x="4.1cm" svg:y="-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5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6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7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8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9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0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1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2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3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4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5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6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7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8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9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0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1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2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3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4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5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6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7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8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9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0.1cm" svg:y="-3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cm" svg:height="1.4cm" svg:x="-0.9cm" svg:y="-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cm" svg:height="1.4cm" svg:x="0.1cm" svg:y="-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cm" svg:height="1.4cm" svg:x="1.1cm" svg:y="-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9cm" svg:height="1.4cm" svg:x="2.1cm" svg:y="-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cm" svg:height="1.4cm" svg:x="3.1cm" svg:y="-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cm" svg:height="1.4cm" svg:x="4.1cm" svg:y="-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cm" svg:height="1.4cm" svg:x="5.1cm" svg:y="-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9cm" svg:height="1.4cm" svg:x="6.1cm" svg:y="-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9cm" svg:height="1.4cm" svg:x="7.1cm" svg:y="-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9cm" svg:height="1.4cm" svg:x="8.1cm" svg:y="-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9cm" svg:height="1.4cm" svg:x="9.1cm" svg:y="-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9cm" svg:height="1.4cm" svg:x="10.1cm" svg:y="-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cm" svg:height="1.4cm" svg:x="11.1cm" svg:y="-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cm" svg:height="1.4cm" svg:x="12.1cm" svg:y="-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cm" svg:height="1.4cm" svg:x="13.1cm" svg:y="-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cm" svg:height="1.4cm" svg:x="14.1cm" svg:y="-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9cm" svg:height="1.4cm" svg:x="15.1cm" svg:y="-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9cm" svg:height="1.4cm" svg:x="16.1cm" svg:y="-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9cm" svg:height="1.4cm" svg:x="17.1cm" svg:y="-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9cm" svg:height="1.4cm" svg:x="18.1cm" svg:y="-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9cm" svg:height="1.4cm" svg:x="19.1cm" svg:y="-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9cm" svg:height="1.4cm" svg:x="20.1cm" svg:y="-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9cm" svg:height="1.4cm" svg:x="21.1cm" svg:y="-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9cm" svg:height="1.4cm" svg:x="22.1cm" svg:y="-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9cm" svg:height="1.4cm" svg:x="23.1cm" svg:y="-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9cm" svg:height="1.4cm" svg:x="24.1cm" svg:y="-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9cm" svg:height="1.4cm" svg:x="25.1cm" svg:y="-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9cm" svg:height="1.4cm" svg:x="26.1cm" svg:y="-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9cm" svg:height="1.4cm" svg:x="27.1cm" svg:y="-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9cm" svg:height="1.4cm" svg:x="28.1cm" svg:y="-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9cm" svg:height="1.4cm" svg:x="29.1cm" svg:y="-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9cm" svg:height="1.4cm" svg:x="30.1cm" svg:y="-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-0.9cm" svg:y="-1.9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3.1cm" svg:y="-1.9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7.1cm" svg:y="-1.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1.1cm" svg:y="-1.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5.1cm" svg:y="-1.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9.1cm" svg:y="-1.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3.1cm" svg:y="-1.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7.1cm" svg:y="-1.9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-0.9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0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4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9cm" svg:height="1.4cm" svg:x="5.1cm" svg:y="-0.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9cm" svg:height="1.4cm" svg:x="6.1cm" svg:y="-0.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9cm" svg:height="1.4cm" svg:x="7.1cm" svg:y="-0.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9cm" svg:height="1.4cm" svg:x="8.1cm" svg:y="-0.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9cm" svg:height="1.4cm" svg:x="9.1cm" svg:y="-0.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0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1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2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3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4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5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6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7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8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9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0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1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2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3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4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5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6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7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8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9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0.1cm" svg:y="-0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-0.9cm" svg:y="1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3.1cm" svg:y="1.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7.1cm" svg:y="1.1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1.1cm" svg:y="1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5.1cm" svg:y="1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9.1cm" svg:y="1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3.1cm" svg:y="1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7.1cm" svg:y="1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-0.9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0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4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9cm" svg:height="1.4cm" svg:x="5.1cm" svg:y="2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6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9cm" svg:height="1.4cm" svg:x="7.1cm" svg:y="2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9cm" svg:height="1.4cm" svg:x="8.1cm" svg:y="2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9cm" svg:height="1.4cm" svg:x="9.1cm" svg:y="2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9cm" svg:height="1.4cm" svg:x="10.1cm" svg:y="2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9cm" svg:height="1.4cm" svg:x="11.1cm" svg:y="2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9cm" svg:height="1.4cm" svg:x="12.1cm" svg:y="2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9cm" svg:height="1.4cm" svg:x="13.1cm" svg:y="2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9cm" svg:height="1.4cm" svg:x="14.1cm" svg:y="2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5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6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7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8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9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0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1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2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3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4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5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6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7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8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9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0.1cm" svg:y="2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-0.9cm" svg:y="4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3.1cm" svg:y="4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7.1cm" svg:y="4.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1.1cm" svg:y="4.1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5.1cm" svg:y="4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9.1cm" svg:y="4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3.1cm" svg:y="4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7.1cm" svg:y="4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4cm" svg:height="2.7cm" svg:x="-5.2cm" svg:y="-3.4cm">
          <text:p text:style-name="P3"><text:span text:style-name="T2">Máscara</text:span><text:span text:style-name="T2"><text:line-break/></text:span><text:span text:style-name="T2">opcode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4cm" svg:height="2.7cm" svg:x="-5.2cm" svg:y="-0.4cm">
          <text:p text:style-name="P3"><text:span text:style-name="T2">Máscara</text:span><text:span text:style-name="T2"><text:line-break/></text:span><text:span text:style-name="T2">rs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4cm" svg:height="2.7cm" svg:x="-5.2cm" svg:y="2.6cm">
          <text:p text:style-name="P3"><text:span text:style-name="T2">Máscara</text:span><text:span text:style-name="T2"><text:line-break/></text:span><text:span text:style-name="T2">r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-0.9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0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4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0.9cm" svg:height="1.4cm" svg:x="5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6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0.9cm" svg:height="1.4cm" svg:x="7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9cm" svg:height="1.4cm" svg:x="8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0.9cm" svg:height="1.4cm" svg:x="9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0.9cm" svg:height="1.4cm" svg:x="10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0.9cm" svg:height="1.4cm" svg:x="11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0.9cm" svg:height="1.4cm" svg:x="12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9cm" svg:height="1.4cm" svg:x="13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0.9cm" svg:height="1.4cm" svg:x="14.1cm" svg:y="5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9cm" svg:height="1.4cm" svg:x="15.1cm" svg:y="5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9cm" svg:height="1.4cm" svg:x="16.1cm" svg:y="5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9cm" svg:height="1.4cm" svg:x="17.1cm" svg:y="5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9cm" svg:height="1.4cm" svg:x="18.1cm" svg:y="5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9cm" svg:height="1.4cm" svg:x="19.1cm" svg:y="5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0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1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2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3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4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5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6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7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8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9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0.1cm" svg:y="5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-0.9cm" svg:y="7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3.1cm" svg:y="7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7.1cm" svg:y="7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1.1cm" svg:y="7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5.1cm" svg:y="7.1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9.1cm" svg:y="7.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3.1cm" svg:y="7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7.1cm" svg:y="7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3.4cm" svg:height="2.7cm" svg:x="-5.2cm" svg:y="5.6cm">
          <text:p text:style-name="P3"><text:span text:style-name="T2">Máscara</text:span><text:span text:style-name="T2"><text:line-break/></text:span><text:span text:style-name="T2">rd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-0.9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0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4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0.9cm" svg:height="1.4cm" svg:x="5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6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0.9cm" svg:height="1.4cm" svg:x="7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0.9cm" svg:height="1.4cm" svg:x="8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0.9cm" svg:height="1.4cm" svg:x="9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0.9cm" svg:height="1.4cm" svg:x="10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9cm" svg:height="1.4cm" svg:x="11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0.9cm" svg:height="1.4cm" svg:x="12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9cm" svg:height="1.4cm" svg:x="13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0.9cm" svg:height="1.4cm" svg:x="14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0.9cm" svg:height="1.4cm" svg:x="15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0.9cm" svg:height="1.4cm" svg:x="16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0.9cm" svg:height="1.4cm" svg:x="17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0.9cm" svg:height="1.4cm" svg:x="18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0.9cm" svg:height="1.4cm" svg:x="19.1cm" svg:y="8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9cm" svg:height="1.4cm" svg:x="20.1cm" svg:y="8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9cm" svg:height="1.4cm" svg:x="21.1cm" svg:y="8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9cm" svg:height="1.4cm" svg:x="22.1cm" svg:y="8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9cm" svg:height="1.4cm" svg:x="23.1cm" svg:y="8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9cm" svg:height="1.4cm" svg:x="24.1cm" svg:y="8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5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6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7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8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9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0.1cm" svg:y="8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-0.9cm" svg:y="10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3.1cm" svg:y="10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7.1cm" svg:y="10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1.1cm" svg:y="10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5.1cm" svg:y="10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9.1cm" svg:y="10.1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3.1cm" svg:y="10.1cm">
          <text:p text:style-name="P2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7.1cm" svg:y="10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3.4cm" svg:height="2.7cm" svg:x="-5.2cm" svg:y="8.6cm">
          <text:p text:style-name="P3"><text:span text:style-name="T2">Máscara</text:span><text:span text:style-name="T2"><text:line-break/></text:span><text:span text:style-name="T2">sham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-0.9cm" svg:y="1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0.1cm" svg:y="1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.1cm" svg:y="1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.1cm" svg:y="1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.1cm" svg:y="1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4.1cm" svg:y="1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0.9cm" svg:height="1.4cm" svg:x="5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6.1cm" svg:y="11.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0.9cm" svg:height="1.4cm" svg:x="7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0.9cm" svg:height="1.4cm" svg:x="8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0.9cm" svg:height="1.4cm" svg:x="9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0.9cm" svg:height="1.4cm" svg:x="10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0.9cm" svg:height="1.4cm" svg:x="11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0.9cm" svg:height="1.4cm" svg:x="12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9cm" svg:height="1.4cm" svg:x="13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0.9cm" svg:height="1.4cm" svg:x="14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0.9cm" svg:height="1.4cm" svg:x="15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0.9cm" svg:height="1.4cm" svg:x="16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0.9cm" svg:height="1.4cm" svg:x="17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0.9cm" svg:height="1.4cm" svg:x="18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0.9cm" svg:height="1.4cm" svg:x="19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0.9cm" svg:height="1.4cm" svg:x="20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0.9cm" svg:height="1.4cm" svg:x="21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0.9cm" svg:height="1.4cm" svg:x="22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0.9cm" svg:height="1.4cm" svg:x="23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0.9cm" svg:height="1.4cm" svg:x="24.1cm" svg:y="11.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9cm" svg:height="1.4cm" svg:x="25.1cm" svg:y="11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9cm" svg:height="1.4cm" svg:x="26.1cm" svg:y="11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9cm" svg:height="1.4cm" svg:x="27.1cm" svg:y="11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9cm" svg:height="1.4cm" svg:x="28.1cm" svg:y="11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9cm" svg:height="1.4cm" svg:x="29.1cm" svg:y="11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9cm" svg:height="1.4cm" svg:x="30.1cm" svg:y="11.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-0.9cm" svg:y="13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3.1cm" svg:y="13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7.1cm" svg:y="13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1.1cm" svg:y="13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5.1cm" svg:y="13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9.1cm" svg:y="13.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3.1cm" svg:y="13.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7.1cm" svg:y="13.1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3.4cm" svg:height="2.7cm" svg:x="-5.2cm" svg:y="11.6cm">
          <text:p text:style-name="P3"><text:span text:style-name="T2">Máscara</text:span><text:span text:style-name="T2"><text:line-break/></text:span><text:span text:style-name="T2">fun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-0.9cm" svg:y="1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0.1cm" svg:y="1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.1cm" svg:y="1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.1cm" svg:y="1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.1cm" svg:y="1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4.1cm" svg:y="1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0.9cm" svg:height="1.4cm" svg:x="5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6.1cm" svg:y="1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2" draw:text-style-name="P4" draw:layer="layout" svg:width="0.9cm" svg:height="1.4cm" svg:x="7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0.9cm" svg:height="1.4cm" svg:x="8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0.9cm" svg:height="1.4cm" svg:x="9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85" draw:text-style-name="P4" draw:layer="layout" svg:width="0.9cm" svg:height="1.4cm" svg:x="10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0.9cm" svg:height="1.4cm" svg:x="11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0.9cm" svg:height="1.4cm" svg:x="12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0.9cm" svg:height="1.4cm" svg:x="13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0.9cm" svg:height="1.4cm" svg:x="14.1cm" svg:y="17.9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0.9cm" svg:height="1.4cm" svg:x="15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1" draw:text-style-name="P4" draw:layer="layout" svg:width="0.9cm" svg:height="1.4cm" svg:x="16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2" draw:text-style-name="P4" draw:layer="layout" svg:width="0.9cm" svg:height="1.4cm" svg:x="17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0.9cm" svg:height="1.4cm" svg:x="18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0.9cm" svg:height="1.4cm" svg:x="19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5" draw:text-style-name="P4" draw:layer="layout" svg:width="0.9cm" svg:height="1.4cm" svg:x="20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6" draw:text-style-name="P4" draw:layer="layout" svg:width="0.9cm" svg:height="1.4cm" svg:x="21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cm" svg:height="1.4cm" svg:x="22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8" draw:text-style-name="P4" draw:layer="layout" svg:width="0.9cm" svg:height="1.4cm" svg:x="23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9" draw:text-style-name="P4" draw:layer="layout" svg:width="0.9cm" svg:height="1.4cm" svg:x="24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0" draw:text-style-name="P4" draw:layer="layout" svg:width="0.9cm" svg:height="1.4cm" svg:x="25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1" draw:text-style-name="P4" draw:layer="layout" svg:width="0.9cm" svg:height="1.4cm" svg:x="26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0.9cm" svg:height="1.4cm" svg:x="27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0.9cm" svg:height="1.4cm" svg:x="28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0.9cm" svg:height="1.4cm" svg:x="29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0.9cm" svg:height="1.4cm" svg:x="30.1cm" svg:y="17.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-0.9cm" svg:y="19.4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3.1cm" svg:y="19.4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7.1cm" svg:y="19.4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1.1cm" svg:y="19.4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5.1cm" svg:y="19.4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9.1cm" svg:y="19.4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3.1cm" svg:y="19.4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7.1cm" svg:y="19.4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3.4cm" svg:height="2.7cm" svg:x="-5.2cm" svg:y="17.9cm">
          <text:p text:style-name="P3"><text:span text:style-name="T2">Máscara</text:span><text:span text:style-name="T2"><text:line-break/></text:span><text:span text:style-name="T2">imedia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-0.9cm" svg:y="2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0.1cm" svg:y="2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1.1cm" svg:y="2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2.1cm" svg:y="2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3.1cm" svg:y="2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9cm" svg:height="1.4cm" svg:x="4.1cm" svg:y="2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6" draw:text-style-name="P4" draw:layer="layout" svg:width="0.9cm" svg:height="1.4cm" svg:x="5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0.9cm" svg:height="1.4cm" svg:x="6.1cm" svg:y="2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8" draw:text-style-name="P4" draw:layer="layout" svg:width="0.9cm" svg:height="1.4cm" svg:x="7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0.9cm" svg:height="1.4cm" svg:x="8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0.9cm" svg:height="1.4cm" svg:x="9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0.9cm" svg:height="1.4cm" svg:x="10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2" draw:text-style-name="P4" draw:layer="layout" svg:width="0.9cm" svg:height="1.4cm" svg:x="11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0.9cm" svg:height="1.4cm" svg:x="12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4" draw:text-style-name="P4" draw:layer="layout" svg:width="0.9cm" svg:height="1.4cm" svg:x="13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0.9cm" svg:height="1.4cm" svg:x="14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6" draw:text-style-name="P4" draw:layer="layout" svg:width="0.9cm" svg:height="1.4cm" svg:x="15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7" draw:text-style-name="P4" draw:layer="layout" svg:width="0.9cm" svg:height="1.4cm" svg:x="16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8" draw:text-style-name="P4" draw:layer="layout" svg:width="0.9cm" svg:height="1.4cm" svg:x="17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0.9cm" svg:height="1.4cm" svg:x="18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0" draw:text-style-name="P4" draw:layer="layout" svg:width="0.9cm" svg:height="1.4cm" svg:x="19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0.9cm" svg:height="1.4cm" svg:x="20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2" draw:text-style-name="P4" draw:layer="layout" svg:width="0.9cm" svg:height="1.4cm" svg:x="21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3" draw:text-style-name="P4" draw:layer="layout" svg:width="0.9cm" svg:height="1.4cm" svg:x="22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4" draw:text-style-name="P4" draw:layer="layout" svg:width="0.9cm" svg:height="1.4cm" svg:x="23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cm" svg:height="1.4cm" svg:x="24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6" draw:text-style-name="P4" draw:layer="layout" svg:width="0.9cm" svg:height="1.4cm" svg:x="25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0.9cm" svg:height="1.4cm" svg:x="26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8" draw:text-style-name="P4" draw:layer="layout" svg:width="0.9cm" svg:height="1.4cm" svg:x="27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29" draw:text-style-name="P4" draw:layer="layout" svg:width="0.9cm" svg:height="1.4cm" svg:x="28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0.9cm" svg:height="1.4cm" svg:x="29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31" draw:text-style-name="P4" draw:layer="layout" svg:width="0.9cm" svg:height="1.4cm" svg:x="30.1cm" svg:y="24.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-0.9cm" svg:y="25.7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3.1cm" svg:y="25.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7.1cm" svg:y="25.7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1.1cm" svg:y="25.7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5.1cm" svg:y="25.7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19.1cm" svg:y="25.7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3.1cm" svg:y="25.7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cm" svg:height="1.2cm" svg:x="27.1cm" svg:y="25.7cm">
          <text:p text:style-name="P2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3.4cm" svg:height="2.7cm" svg:x="-5.2cm" svg:y="24.2cm">
          <text:p text:style-name="P3"><text:span text:style-name="T2">Máscara</text:span><text:span text:style-name="T2"><text:line-break/></text:span><text:span text:style-name="T2">addres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3-07-03T22:41:45</meta:creation-date>
    <dc:date>2013-07-03T23:26:52</dc:date>
    <dc:creator>rogerio </dc:creator>
    <meta:editing-duration>PT32M56S</meta:editing-duration>
    <meta:editing-cycles>7</meta:editing-cycles>
    <meta:generator>LibreOffice/4.0.4.2$Linux_x86 LibreOffice_project/9e9821abd0ffdbc09cd8c52eaa574fa09eb08f2</meta:generator>
    <meta:document-statistic meta:object-count="503"/>
  </office:meta>
</office:document-meta>
</file>